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Orden Patrón Habilidades RIO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rden Patrón Vars RIO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rden Patrón Items RIOT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ef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steBa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sourc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ost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taPrincipa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ostBur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precioVen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in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ooldownBurn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puedesCompra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i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effectBurn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descripc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MP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vars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resume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adura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angeBurn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profundida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aduraPorNivel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oAtaque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string" calcext:value-type="string">
            <text:p>in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oAtaquePorNivel</text:p>
          </table:table-cell>
          <table:table-cell/>
          <table:table-cell office:value-type="string" calcext:value-type="string">
            <text:p>No se guarda BBDD!!!!!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Orden Patrón Pasiva RIOT</text:p>
          </table:table-cell>
          <table:covered-table-cell table:number-columns-repeated="2"/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rutaPrincip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goAtaq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taq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lAtaquePorNive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tPorNivel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da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daPorNivel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Vida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VidaPorNivel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lMov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a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PorNivel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gMana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ManaPorNivel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Magica</text:p>
          </table:table-cell>
          <table:table-cell table:number-columns-repeated="3"/>
          <table:table-cell table:style-name="ce2" table:number-columns-repeated="2"/>
          <table:table-cell table:style-name="ce3" office:value-type="string" calcext:value-type="string">
            <text:p>Actualizar poniendo todo lo que aparece y se coge, así como hacer igual que RIOT(mismos nombres y orden)</text:p>
          </table:table-cell>
          <table:table-cell table:style-name="ce2" table:number-columns-repeated="7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MagicaPorNivel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lls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ssiv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20:01:33.118260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8-19T20:05:54.968531803</dc:date>
    <meta:editing-duration>PT11M9S</meta:editing-duration>
    <meta:editing-cycles>7</meta:editing-cycles>
    <meta:generator>LibreOffice/4.2.4.2$Linux_X86_64 LibreOffice_project/420m0$Build-2</meta:generator>
    <meta:document-statistic meta:table-count="1" meta:cell-count="121" meta:object-count="0"/>
  </office:meta>
</office:document-meta>
</file>